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242fd9" officeooo:paragraph-rsid="00242fd9" style:font-weight-asian="normal" style:font-weight-complex="normal"/>
    </style:style>
    <style:style style:name="P2" style:family="paragraph" style:parent-style-name="Standard">
      <style:text-properties fo:font-weight="bold" officeooo:paragraph-rsid="002b14b4" style:font-weight-asian="bold" style:font-weight-complex="bold"/>
    </style:style>
    <style:style style:name="P3" style:family="paragraph" style:parent-style-name="Standard">
      <style:text-properties officeooo:paragraph-rsid="002b14b4"/>
    </style:style>
    <style:style style:name="P4" style:family="paragraph" style:parent-style-name="Standard">
      <style:text-properties style:font-name="Liberation Serif1" officeooo:rsid="001b8fea" officeooo:paragraph-rsid="001b8fea"/>
    </style:style>
    <style:style style:name="P5" style:family="paragraph" style:parent-style-name="Standard">
      <style:text-properties style:font-name="Liberation Serif1" officeooo:rsid="001b8fea" officeooo:paragraph-rsid="001d96e1"/>
    </style:style>
    <style:style style:name="P6" style:family="paragraph" style:parent-style-name="Standard">
      <style:text-properties style:font-name="Liberation Serif1" style:text-underline-style="solid" style:text-underline-width="auto" style:text-underline-color="font-color" fo:font-weight="bold" officeooo:rsid="001b8fea" officeooo:paragraph-rsid="001d96e1" style:font-weight-asian="bold" style:font-weight-complex="bold"/>
    </style:style>
    <style:style style:name="P7" style:family="paragraph" style:parent-style-name="Standard">
      <style:text-properties style:font-name="Liberation Serif1" style:text-underline-style="solid" style:text-underline-width="auto" style:text-underline-color="font-color" fo:font-weight="bold" officeooo:rsid="001bc415" officeooo:paragraph-rsid="001d96e1" style:font-weight-asian="bold" style:font-weight-complex="bold"/>
    </style:style>
    <style:style style:name="P8" style:family="paragraph" style:parent-style-name="Standard">
      <style:text-properties style:font-name="Liberation Serif1" style:text-underline-style="solid" style:text-underline-width="auto" style:text-underline-color="font-color" fo:font-weight="bold" officeooo:rsid="001bc415" officeooo:paragraph-rsid="001bc415" style:font-weight-asian="bold" style:font-weight-complex="bold"/>
    </style:style>
    <style:style style:name="P9" style:family="paragraph" style:parent-style-name="Standard">
      <style:text-properties style:font-name="Liberation Serif1" style:text-underline-style="solid" style:text-underline-width="auto" style:text-underline-color="font-color" fo:font-weight="bold" officeooo:rsid="000876e1" officeooo:paragraph-rsid="002b14b4" style:font-weight-asian="bold" style:font-weight-complex="bold"/>
    </style:style>
    <style:style style:name="P10" style:family="paragraph" style:parent-style-name="Standard">
      <style:text-properties style:font-name="Liberation Serif1" style:text-underline-style="solid" style:text-underline-width="auto" style:text-underline-color="font-color" fo:font-weight="bold" officeooo:rsid="00110966" officeooo:paragraph-rsid="002b14b4" style:font-weight-asian="bold" style:font-weight-complex="bold"/>
    </style:style>
    <style:style style:name="P11" style:family="paragraph" style:parent-style-name="Standard">
      <style:paragraph-properties fo:line-height="100%"/>
      <style:text-properties style:font-name="Liberation Serif1" style:text-underline-style="solid" style:text-underline-width="auto" style:text-underline-color="font-color" fo:font-weight="bold" officeooo:rsid="000bd2f3" officeooo:paragraph-rsid="002b14b4" style:font-weight-asian="bold" style:font-weight-complex="bold"/>
    </style:style>
    <style:style style:name="P12" style:family="paragraph" style:parent-style-name="Standard">
      <style:text-properties style:font-name="Liberation Serif1" style:text-underline-style="solid" style:text-underline-width="auto" style:text-underline-color="font-color" fo:font-weight="bold" officeooo:rsid="000bd2f3" officeooo:paragraph-rsid="002b14b4" style:font-weight-asian="bold" style:font-weight-complex="bold"/>
    </style:style>
    <style:style style:name="P13" style:family="paragraph" style:parent-style-name="Standard">
      <style:text-properties style:font-name="Liberation Serif1" style:text-underline-style="solid" style:text-underline-width="auto" style:text-underline-color="font-color" fo:font-weight="bold" officeooo:rsid="000dc60b" officeooo:paragraph-rsid="002b14b4" style:font-weight-asian="bold" style:font-weight-complex="bold"/>
    </style:style>
    <style:style style:name="P14" style:family="paragraph" style:parent-style-name="Standard">
      <style:text-properties style:font-name="Liberation Serif1" style:text-underline-style="solid" style:text-underline-width="auto" style:text-underline-color="font-color" fo:font-weight="bold" officeooo:rsid="000f9833" officeooo:paragraph-rsid="002b14b4" style:font-weight-asian="bold" style:font-weight-complex="bold"/>
    </style:style>
    <style:style style:name="P15" style:family="paragraph" style:parent-style-name="Standard">
      <style:text-properties style:font-name="Liberation Serif1" style:text-underline-style="solid" style:text-underline-width="auto" style:text-underline-color="font-color" fo:font-weight="bold" officeooo:rsid="002ac0a3" officeooo:paragraph-rsid="002b14b4" style:font-weight-asian="bold" style:font-weight-complex="bold"/>
    </style:style>
    <style:style style:name="P16" style:family="paragraph" style:parent-style-name="Standard">
      <style:text-properties style:font-name="Liberation Serif1" style:text-underline-style="solid" style:text-underline-width="auto" style:text-underline-color="font-color" fo:font-weight="bold" officeooo:rsid="001309cd" officeooo:paragraph-rsid="002b14b4" style:font-weight-asian="bold" style:font-weight-complex="bold"/>
    </style:style>
    <style:style style:name="P17" style:family="paragraph" style:parent-style-name="Standard">
      <style:text-properties style:font-name="Liberation Serif1" style:text-underline-style="solid" style:text-underline-width="auto" style:text-underline-color="font-color" fo:font-weight="normal" officeooo:rsid="002ac0a3" officeooo:paragraph-rsid="002b14b4" style:font-weight-asian="normal" style:font-weight-complex="normal"/>
    </style:style>
    <style:style style:name="P18" style:family="paragraph" style:parent-style-name="Standard">
      <style:text-properties style:font-name="Liberation Serif1" officeooo:rsid="001bc415" officeooo:paragraph-rsid="001d96e1"/>
    </style:style>
    <style:style style:name="P19" style:family="paragraph" style:parent-style-name="Standard">
      <style:text-properties style:font-name="Liberation Serif1" officeooo:rsid="001bc415" officeooo:paragraph-rsid="001bc415"/>
    </style:style>
    <style:style style:name="P20" style:family="paragraph" style:parent-style-name="Standard">
      <style:text-properties style:font-name="Liberation Serif1" officeooo:rsid="001bc415" officeooo:paragraph-rsid="00223220"/>
    </style:style>
    <style:style style:name="P21" style:family="paragraph" style:parent-style-name="Standard">
      <style:text-properties style:font-name="Liberation Serif1" officeooo:rsid="00223220" officeooo:paragraph-rsid="00223220"/>
    </style:style>
    <style:style style:name="P22" style:family="paragraph" style:parent-style-name="Standard">
      <style:text-properties style:font-name="Liberation Serif1" officeooo:rsid="001c65b7" officeooo:paragraph-rsid="001c65b7"/>
    </style:style>
    <style:style style:name="P23" style:family="paragraph" style:parent-style-name="Standard">
      <style:text-properties style:font-name="Liberation Serif1" officeooo:rsid="001d96e1" officeooo:paragraph-rsid="001d96e1"/>
    </style:style>
    <style:style style:name="P24" style:family="paragraph" style:parent-style-name="Standard">
      <style:text-properties style:font-name="Liberation Serif1" style:text-underline-style="none" fo:font-weight="normal" officeooo:rsid="002314cb" officeooo:paragraph-rsid="002314cb" style:font-weight-asian="normal" style:font-weight-complex="normal"/>
    </style:style>
    <style:style style:name="P25" style:family="paragraph" style:parent-style-name="Standard">
      <style:text-properties style:font-name="Liberation Serif1" style:text-underline-style="none" fo:font-weight="normal" officeooo:rsid="00239966" officeooo:paragraph-rsid="00239966" style:font-weight-asian="normal" style:font-weight-complex="normal"/>
    </style:style>
    <style:style style:name="P26" style:family="paragraph" style:parent-style-name="Standard">
      <style:text-properties style:font-name="Liberation Serif1" style:text-underline-style="none" fo:font-weight="normal" officeooo:rsid="00242fd9" officeooo:paragraph-rsid="00242fd9" style:font-weight-asian="normal" style:font-weight-complex="normal"/>
    </style:style>
    <style:style style:name="P27" style:family="paragraph" style:parent-style-name="Standard">
      <style:text-properties style:font-name="Liberation Serif1" style:text-underline-style="none" fo:font-weight="normal" officeooo:rsid="00242fd9" officeooo:paragraph-rsid="00256b84" style:font-weight-asian="normal" style:font-weight-complex="normal"/>
    </style:style>
    <style:style style:name="P28" style:family="paragraph" style:parent-style-name="Standard">
      <style:text-properties style:font-name="Liberation Serif1" style:text-underline-style="none" fo:font-weight="normal" officeooo:rsid="00274cd0" officeooo:paragraph-rsid="00274cd0" style:font-weight-asian="normal" style:font-weight-complex="normal"/>
    </style:style>
    <style:style style:name="P29" style:family="paragraph" style:parent-style-name="Standard">
      <style:text-properties style:font-name="Liberation Serif1" style:text-underline-style="none" fo:font-weight="normal" officeooo:rsid="00281806" officeooo:paragraph-rsid="00289a67" style:font-weight-asian="normal" style:font-weight-complex="normal"/>
    </style:style>
    <style:style style:name="P30" style:family="paragraph" style:parent-style-name="Standard">
      <style:text-properties style:font-name="Liberation Serif1" style:text-underline-style="none" fo:font-weight="normal" officeooo:rsid="00289a67" officeooo:paragraph-rsid="00289a67" style:font-weight-asian="normal" style:font-weight-complex="normal"/>
    </style:style>
    <style:style style:name="P31" style:family="paragraph" style:parent-style-name="Standard">
      <style:paragraph-properties fo:line-height="100%"/>
      <style:text-properties style:font-name="Liberation Serif1" style:text-underline-style="none" fo:font-weight="normal" officeooo:rsid="00110966" officeooo:paragraph-rsid="002b14b4" style:font-weight-asian="normal" style:font-weight-complex="normal"/>
    </style:style>
    <style:style style:name="P32" style:family="paragraph" style:parent-style-name="Standard">
      <style:text-properties style:font-name="Liberation Serif1" style:text-underline-style="none" fo:font-weight="normal" officeooo:rsid="00110966" officeooo:paragraph-rsid="00300108" style:font-weight-asian="normal" style:font-weight-complex="normal"/>
    </style:style>
    <style:style style:name="P33" style:family="paragraph" style:parent-style-name="Standard">
      <style:text-properties style:font-name="Liberation Serif1" style:text-underline-style="none" fo:font-weight="normal" officeooo:rsid="001209a5" officeooo:paragraph-rsid="002b14b4" style:font-weight-asian="normal" style:font-weight-complex="normal"/>
    </style:style>
    <style:style style:name="P34" style:family="paragraph" style:parent-style-name="Standard">
      <style:paragraph-properties fo:line-height="100%"/>
      <style:text-properties style:font-name="Liberation Serif1" style:text-underline-style="none" fo:font-weight="normal" officeooo:rsid="001309cd" officeooo:paragraph-rsid="002b14b4" style:font-weight-asian="normal" style:font-weight-complex="normal"/>
    </style:style>
    <style:style style:name="P35" style:family="paragraph" style:parent-style-name="Standard">
      <style:text-properties style:font-name="Liberation Serif1" style:text-underline-style="none" fo:font-weight="normal" officeooo:rsid="001309cd" officeooo:paragraph-rsid="002b14b4" style:font-weight-asian="normal" style:font-weight-complex="normal"/>
    </style:style>
    <style:style style:name="P36" style:family="paragraph" style:parent-style-name="Standard">
      <style:text-properties style:font-name="Liberation Serif1" style:text-underline-style="none" fo:font-weight="normal" officeooo:rsid="0017e1e4" officeooo:paragraph-rsid="002b14b4" style:font-weight-asian="normal" style:font-weight-complex="normal"/>
    </style:style>
    <style:style style:name="P37" style:family="paragraph" style:parent-style-name="Standard">
      <style:text-properties style:font-name="Liberation Serif1" style:text-underline-style="none" fo:font-weight="normal" officeooo:rsid="0014b5c5" officeooo:paragraph-rsid="002b14b4" style:font-weight-asian="normal" style:font-weight-complex="normal"/>
    </style:style>
    <style:style style:name="P38" style:family="paragraph" style:parent-style-name="Standard">
      <style:text-properties style:font-name="Liberation Serif1" style:text-underline-style="none" fo:font-weight="normal" officeooo:rsid="00300108" officeooo:paragraph-rsid="00300108" style:font-weight-asian="normal" style:font-weight-complex="normal"/>
    </style:style>
    <style:style style:name="P39" style:family="paragraph" style:parent-style-name="Standard">
      <style:text-properties style:font-name="Liberation Serif1" style:text-underline-style="none" fo:font-weight="bold" officeooo:rsid="00110966" officeooo:paragraph-rsid="00300108" style:font-weight-asian="bold" style:font-weight-complex="bold"/>
    </style:style>
    <style:style style:name="P40" style:family="paragraph" style:parent-style-name="Standard">
      <style:text-properties style:font-name="Liberation Serif1" style:text-underline-style="none" fo:font-weight="bold" officeooo:rsid="00300108" officeooo:paragraph-rsid="00300108" style:font-weight-asian="bold" style:font-weight-complex="bold"/>
    </style:style>
    <style:style style:name="P41" style:family="paragraph" style:parent-style-name="Standard">
      <style:text-properties style:font-name="Liberation Serif1" officeooo:rsid="000876e1" officeooo:paragraph-rsid="002b14b4"/>
    </style:style>
    <style:style style:name="P42" style:family="paragraph" style:parent-style-name="Standard">
      <style:text-properties style:font-name="Liberation Serif1" fo:font-weight="bold" officeooo:rsid="0009eb34" officeooo:paragraph-rsid="002b14b4" style:font-weight-asian="bold" style:font-weight-complex="bold"/>
    </style:style>
    <style:style style:name="P43" style:family="paragraph" style:parent-style-name="Standard">
      <style:text-properties style:font-name="Liberation Serif1" fo:font-weight="bold" officeooo:rsid="000876e1" officeooo:paragraph-rsid="002b14b4" style:font-weight-asian="bold" style:font-weight-complex="bold"/>
    </style:style>
    <style:style style:name="P44" style:family="paragraph" style:parent-style-name="Standard">
      <style:text-properties style:font-name="Liberation Serif1" fo:font-weight="bold" officeooo:rsid="00197618" officeooo:paragraph-rsid="002b14b4" style:font-weight-asian="bold" style:font-weight-complex="bold"/>
    </style:style>
    <style:style style:name="P45" style:family="paragraph" style:parent-style-name="Standard">
      <style:text-properties style:font-name="Liberation Serif1" fo:font-weight="bold" officeooo:rsid="002c700d" officeooo:paragraph-rsid="002b14b4" style:font-weight-asian="bold" style:font-weight-complex="bold"/>
    </style:style>
    <style:style style:name="P46" style:family="paragraph" style:parent-style-name="Standard">
      <style:text-properties style:font-name="Liberation Serif1" fo:font-weight="bold" officeooo:rsid="002dfe2b" officeooo:paragraph-rsid="002b14b4" style:font-weight-asian="bold" style:font-weight-complex="bold"/>
    </style:style>
    <style:style style:name="P47" style:family="paragraph" style:parent-style-name="Standard">
      <style:text-properties style:font-name="Liberation Serif1" fo:font-weight="bold" officeooo:rsid="002dfe2b" officeooo:paragraph-rsid="002f4526" style:font-weight-asian="bold" style:font-weight-complex="bold"/>
    </style:style>
    <style:style style:name="P48" style:family="paragraph" style:parent-style-name="Standard">
      <style:text-properties style:font-name="Liberation Serif1" officeooo:rsid="000bd2f3" officeooo:paragraph-rsid="002b14b4"/>
    </style:style>
    <style:style style:name="P49" style:family="paragraph" style:parent-style-name="Standard">
      <style:text-properties style:font-name="Liberation Serif1" officeooo:rsid="0009eb34" officeooo:paragraph-rsid="002b14b4"/>
    </style:style>
    <style:style style:name="P50" style:family="paragraph" style:parent-style-name="Standard">
      <style:text-properties style:font-name="Liberation Serif1" officeooo:rsid="00197618" officeooo:paragraph-rsid="002c4968"/>
    </style:style>
    <style:style style:name="P51" style:family="paragraph" style:parent-style-name="Standard">
      <style:text-properties style:font-name="Liberation Serif1" officeooo:rsid="000b4e58" officeooo:paragraph-rsid="002b14b4"/>
    </style:style>
    <style:style style:name="P52" style:family="paragraph" style:parent-style-name="Standard">
      <style:text-properties style:font-name="Liberation Serif1" officeooo:rsid="000b4e58" officeooo:paragraph-rsid="002e270c"/>
    </style:style>
    <style:style style:name="P53" style:family="paragraph" style:parent-style-name="Standard">
      <style:text-properties style:font-name="Liberation Serif1" officeooo:paragraph-rsid="002b14b4"/>
    </style:style>
    <style:style style:name="P54" style:family="paragraph" style:parent-style-name="Standard">
      <style:text-properties style:font-name="Liberation Serif1" fo:font-weight="normal" officeooo:paragraph-rsid="002b14b4" style:font-weight-asian="normal" style:font-weight-complex="normal"/>
    </style:style>
    <style:style style:name="P55" style:family="paragraph" style:parent-style-name="Standard">
      <style:text-properties style:font-name="Liberation Serif1" fo:font-weight="normal" officeooo:rsid="002c700d" officeooo:paragraph-rsid="002b14b4" style:font-weight-asian="normal" style:font-weight-complex="normal"/>
    </style:style>
    <style:style style:name="P56" style:family="paragraph" style:parent-style-name="Standard">
      <style:text-properties style:font-name="Liberation Serif1" fo:font-weight="normal" officeooo:rsid="002dfe2b" officeooo:paragraph-rsid="002b14b4" style:font-weight-asian="normal" style:font-weight-complex="normal"/>
    </style:style>
    <style:style style:name="P57" style:family="paragraph" style:parent-style-name="Standard">
      <style:text-properties style:font-name="Liberation Serif1" fo:font-weight="normal" officeooo:rsid="000876e1" officeooo:paragraph-rsid="002c4968" style:font-weight-asian="normal" style:font-weight-complex="normal"/>
    </style:style>
    <style:style style:name="P58" style:family="paragraph" style:parent-style-name="Standard">
      <style:text-properties style:font-name="Liberation Serif1" fo:font-size="12pt" style:text-underline-style="solid" style:text-underline-width="auto" style:text-underline-color="font-color" fo:font-weight="normal" officeooo:rsid="002ac0a3" officeooo:paragraph-rsid="0031534e" style:font-size-asian="12pt" style:font-weight-asian="normal" style:font-size-complex="12pt" style:font-weight-complex="normal"/>
    </style:style>
    <style:style style:name="P59" style:family="paragraph" style:parent-style-name="Standard">
      <style:paragraph-properties fo:line-height="100%"/>
      <style:text-properties style:font-name="Liberation Serif1" officeooo:paragraph-rsid="002b14b4"/>
    </style:style>
    <style:style style:name="P60" style:family="paragraph" style:parent-style-name="Standard">
      <style:text-properties style:font-name="Courier 10 Pitch" style:text-underline-style="none" fo:font-weight="normal" officeooo:rsid="002ff74c" officeooo:paragraph-rsid="0031534e" style:font-weight-asian="normal" style:font-weight-complex="normal"/>
    </style:style>
    <style:style style:name="P61" style:family="paragraph" style:parent-style-name="Standard">
      <style:text-properties style:font-name="Courier 10 Pitch" fo:font-size="10pt" style:text-underline-style="none" fo:font-weight="normal" officeooo:rsid="00242fd9" officeooo:paragraph-rsid="00242fd9" style:font-size-asian="10pt" style:font-weight-asian="normal" style:font-size-complex="10pt" style:font-weight-complex="normal"/>
    </style:style>
    <style:style style:name="P62" style:family="paragraph" style:parent-style-name="Standard">
      <style:text-properties style:font-name="Courier 10 Pitch" fo:font-size="10pt" style:text-underline-style="none" fo:font-weight="normal" officeooo:rsid="00274cd0" officeooo:paragraph-rsid="00274cd0" style:font-size-asian="10pt" style:font-weight-asian="normal" style:font-size-complex="10pt" style:font-weight-complex="normal"/>
    </style:style>
    <style:style style:name="P63" style:family="paragraph" style:parent-style-name="Standard">
      <style:text-properties style:font-name="Courier 10 Pitch" fo:font-size="10pt" style:text-underline-style="none" fo:font-weight="normal" officeooo:rsid="00281806" officeooo:paragraph-rsid="00281806" style:font-size-asian="10pt" style:font-weight-asian="normal" style:font-size-complex="10pt" style:font-weight-complex="normal"/>
    </style:style>
    <style:style style:name="P64" style:family="paragraph" style:parent-style-name="Standard">
      <style:text-properties style:font-name="Courier 10 Pitch" fo:font-size="10pt" fo:font-weight="normal" officeooo:rsid="000876e1" officeooo:paragraph-rsid="002b14b4" style:font-size-asian="10pt" style:font-weight-asian="normal" style:font-size-complex="10pt" style:font-weight-complex="normal"/>
    </style:style>
    <style:style style:name="P65" style:family="paragraph" style:parent-style-name="Standard">
      <style:text-properties style:font-name="Courier 10 Pitch" fo:font-size="10pt" fo:font-weight="normal" officeooo:rsid="00197618" officeooo:paragraph-rsid="002b14b4" style:font-size-asian="10pt" style:font-weight-asian="normal" style:font-size-complex="10pt" style:font-weight-complex="normal"/>
    </style:style>
    <style:style style:name="P66" style:family="paragraph" style:parent-style-name="Standard">
      <style:text-properties style:font-name="Courier 10 Pitch" fo:font-size="10pt" fo:font-weight="normal" officeooo:paragraph-rsid="002b14b4" style:font-size-asian="10pt" style:font-weight-asian="normal" style:font-size-complex="10pt" style:font-weight-complex="normal"/>
    </style:style>
    <style:style style:name="P67" style:family="paragraph" style:parent-style-name="Standard">
      <style:text-properties style:font-name="Courier 10 Pitch" fo:font-size="10pt" fo:font-weight="normal" officeooo:rsid="0025b7d7" officeooo:paragraph-rsid="002b14b4" style:font-size-asian="10pt" style:font-weight-asian="normal" style:font-size-complex="10pt" style:font-weight-complex="normal"/>
    </style:style>
    <style:style style:name="P68" style:family="paragraph" style:parent-style-name="Standard">
      <style:text-properties style:font-name="Courier 10 Pitch" fo:font-size="10pt" fo:font-weight="normal" officeooo:rsid="0009eb34" officeooo:paragraph-rsid="002b14b4" style:font-size-asian="10pt" style:font-weight-asian="normal" style:font-size-complex="10pt" style:font-weight-complex="normal"/>
    </style:style>
    <style:style style:name="P69" style:family="paragraph" style:parent-style-name="Standard">
      <style:text-properties style:font-name="Courier 10 Pitch" fo:font-size="10pt" fo:font-weight="normal" officeooo:rsid="002c700d" officeooo:paragraph-rsid="002b14b4" style:font-size-asian="10pt" style:font-weight-asian="normal" style:font-size-complex="10pt" style:font-weight-complex="normal"/>
    </style:style>
    <style:style style:name="P70" style:family="paragraph" style:parent-style-name="Standard">
      <style:text-properties style:font-name="Courier 10 Pitch" fo:font-size="10pt" fo:font-weight="normal" officeooo:rsid="002dfe2b" officeooo:paragraph-rsid="002b14b4" style:font-size-asian="10pt" style:font-weight-asian="normal" style:font-size-complex="10pt" style:font-weight-complex="normal"/>
    </style:style>
    <style:style style:name="P71" style:family="paragraph" style:parent-style-name="Standard">
      <style:text-properties style:font-name="Courier 10 Pitch" fo:font-size="10pt" style:text-underline-style="solid" style:text-underline-width="auto" style:text-underline-color="font-color" fo:font-weight="normal" officeooo:rsid="000dc60b" officeooo:paragraph-rsid="002b14b4" style:font-size-asian="10pt" style:font-weight-asian="normal" style:font-size-complex="10pt" style:font-weight-complex="normal"/>
    </style:style>
    <style:style style:name="P72" style:family="paragraph" style:parent-style-name="Standard">
      <style:text-properties style:font-name="Courier 10 Pitch" fo:font-size="10pt" style:text-underline-style="solid" style:text-underline-width="auto" style:text-underline-color="font-color" fo:font-weight="normal" officeooo:rsid="00246603" officeooo:paragraph-rsid="002b14b4" style:font-size-asian="10pt" style:font-weight-asian="normal" style:font-size-complex="10pt" style:font-weight-complex="normal"/>
    </style:style>
    <style:style style:name="P73" style:family="paragraph" style:parent-style-name="Standard">
      <style:text-properties style:font-name="Courier 10 Pitch" fo:font-size="10pt" style:text-underline-style="solid" style:text-underline-width="auto" style:text-underline-color="font-color" fo:font-weight="normal" officeooo:rsid="000f9833" officeooo:paragraph-rsid="0031534e" style:font-size-asian="10pt" style:font-weight-asian="normal" style:font-size-complex="10pt" style:font-weight-complex="normal"/>
    </style:style>
    <style:style style:name="P74" style:family="paragraph" style:parent-style-name="Standard">
      <style:text-properties style:font-name="Courier 10 Pitch" fo:font-size="10pt" style:text-underline-style="solid" style:text-underline-width="auto" style:text-underline-color="font-color" fo:font-weight="normal" officeooo:rsid="002ac0a3" officeooo:paragraph-rsid="0031534e" style:font-size-asian="10pt" style:font-weight-asian="normal" style:font-size-complex="10pt" style:font-weight-complex="normal"/>
    </style:style>
    <style:style style:name="P75" style:family="paragraph" style:parent-style-name="Standard">
      <style:text-properties style:font-name="Courier 10 Pitch" style:text-underline-style="solid" style:text-underline-width="auto" style:text-underline-color="font-color" fo:font-weight="normal" officeooo:rsid="000dc60b" officeooo:paragraph-rsid="002b14b4" style:font-weight-asian="normal" style:font-weight-complex="normal"/>
    </style:style>
    <style:style style:name="P76" style:family="paragraph" style:parent-style-name="Standard">
      <style:paragraph-properties fo:break-before="page"/>
      <style:text-properties style:font-name="Liberation Serif1" style:text-underline-style="solid" style:text-underline-width="auto" style:text-underline-color="font-color" fo:font-weight="bold" officeooo:rsid="0020725f" officeooo:paragraph-rsid="0020725f" style:font-weight-asian="bold" style:font-weight-complex="bold"/>
    </style:style>
    <style:style style:name="P77" style:family="paragraph" style:parent-style-name="Standard">
      <style:paragraph-properties fo:break-before="page"/>
      <style:text-properties style:font-name="Liberation Serif1" style:text-underline-style="solid" style:text-underline-width="auto" style:text-underline-color="font-color" fo:font-weight="bold" officeooo:rsid="00110966" officeooo:paragraph-rsid="002b14b4" style:font-weight-asian="bold" style:font-weight-complex="bold"/>
    </style:style>
    <style:style style:name="P78" style:family="paragraph" style:parent-style-name="Standard">
      <style:paragraph-properties fo:break-before="page"/>
      <style:text-properties style:font-name="Liberation Serif1" style:text-underline-style="solid" style:text-underline-width="auto" style:text-underline-color="font-color" fo:font-weight="bold" officeooo:rsid="001309cd" officeooo:paragraph-rsid="002b14b4" style:font-weight-asian="bold" style:font-weight-complex="bold"/>
    </style:style>
    <style:style style:name="P79" style:family="paragraph" style:parent-style-name="Text_20_body">
      <style:paragraph-properties fo:line-height="100%"/>
      <style:text-properties style:font-name="Liberation Serif1" officeooo:paragraph-rsid="00300108"/>
    </style:style>
    <style:style style:name="T1" style:family="text">
      <style:text-properties officeooo:rsid="001bc415"/>
    </style:style>
    <style:style style:name="T2" style:family="text">
      <style:text-properties officeooo:rsid="001c65b7"/>
    </style:style>
    <style:style style:name="T3" style:family="text">
      <style:text-properties officeooo:rsid="001d96e1"/>
    </style:style>
    <style:style style:name="T4" style:family="text">
      <style:text-properties officeooo:rsid="00223220"/>
    </style:style>
    <style:style style:name="T5" style:family="text">
      <style:text-properties officeooo:rsid="00235345"/>
    </style:style>
    <style:style style:name="T6" style:family="text">
      <style:text-properties officeooo:rsid="00242fd9"/>
    </style:style>
    <style:style style:name="T7" style:family="text">
      <style:text-properties officeooo:rsid="00256b84"/>
    </style:style>
    <style:style style:name="T8" style:family="text">
      <style:text-properties officeooo:rsid="00281806"/>
    </style:style>
    <style:style style:name="T9" style:family="text">
      <style:text-properties officeooo:rsid="00289a67"/>
    </style:style>
    <style:style style:name="T10" style:family="text">
      <style:text-properties officeooo:rsid="002a88f9"/>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3075da" style:font-weight-asian="normal" style:font-weight-complex="normal"/>
    </style:style>
    <style:style style:name="T14" style:family="text">
      <style:text-properties style:text-underline-style="none" fo:font-weight="normal" officeooo:rsid="0028236c" style:font-weight-asian="normal" style:font-weight-complex="normal"/>
    </style:style>
    <style:style style:name="T15" style:family="text">
      <style:text-properties style:text-underline-style="none" fo:font-weight="normal" officeooo:rsid="000dc9ba" style:font-weight-asian="normal" style:font-weight-complex="normal"/>
    </style:style>
    <style:style style:name="T16" style:family="text">
      <style:text-properties style:text-underline-style="none" fo:font-weight="normal" officeooo:rsid="000f9833" style:font-weight-asian="normal" style:font-weight-complex="normal"/>
    </style:style>
    <style:style style:name="T17" style:family="text">
      <style:text-properties style:text-underline-style="none" fo:font-weight="normal" officeooo:rsid="0017e1e4" style:font-weight-asian="normal" style:font-weight-complex="normal"/>
    </style:style>
    <style:style style:name="T18" style:family="text">
      <style:text-properties style:text-underline-style="none" fo:font-weight="normal" officeooo:rsid="002276f4" style:font-weight-asian="normal" style:font-weight-complex="normal"/>
    </style:style>
    <style:style style:name="T19" style:family="text">
      <style:text-properties style:text-underline-style="none" fo:font-weight="normal" officeooo:rsid="00136db6" style:font-weight-asian="normal" style:font-weight-complex="normal"/>
    </style:style>
    <style:style style:name="T20" style:family="text">
      <style:text-properties style:text-underline-style="none" fo:font-weight="normal" officeooo:rsid="00159738" style:font-weight-asian="normal" style:font-weight-complex="normal"/>
    </style:style>
    <style:style style:name="T21" style:family="text">
      <style:text-properties style:text-underline-style="none" fo:font-weight="normal" officeooo:rsid="00197618" style:font-weight-asian="normal" style:font-weight-complex="normal"/>
    </style:style>
    <style:style style:name="T22" style:family="text">
      <style:text-properties style:text-underline-style="none" fo:font-weight="normal" officeooo:rsid="00110966" style:font-weight-asian="normal" style:font-weight-complex="normal"/>
    </style:style>
    <style:style style:name="T23" style:family="text">
      <style:text-properties style:text-underline-style="none" fo:font-weight="normal" officeooo:rsid="001209a5" style:font-weight-asian="normal" style:font-weight-complex="normal"/>
    </style:style>
    <style:style style:name="T24" style:family="text">
      <style:text-properties style:text-underline-style="none" fo:font-weight="normal" officeooo:rsid="001309cd" style:font-weight-asian="normal" style:font-weight-complex="normal"/>
    </style:style>
    <style:style style:name="T25" style:family="text">
      <style:text-properties style:text-underline-style="none" fo:font-weight="normal" officeooo:rsid="0031534e" style:font-weight-asian="normal" style:font-weight-complex="normal"/>
    </style:style>
    <style:style style:name="T26" style:family="text">
      <style:text-properties style:text-underline-style="none" fo:font-weight="normal" officeooo:rsid="002ac0a3" style:font-weight-asian="normal" style:font-weight-complex="normal"/>
    </style:style>
    <style:style style:name="T27" style:family="text">
      <style:text-properties style:text-underline-style="none" officeooo:rsid="0017e1e4"/>
    </style:style>
    <style:style style:name="T28" style:family="text">
      <style:text-properties style:text-underline-style="none" officeooo:rsid="0014b5c5"/>
    </style:style>
    <style:style style:name="T29" style:family="text">
      <style:text-properties style:text-underline-style="none" officeooo:rsid="002ac0a3"/>
    </style:style>
    <style:style style:name="T30" style:family="text">
      <style:text-properties style:text-underline-style="none" officeooo:rsid="003075da"/>
    </style:style>
    <style:style style:name="T31" style:family="text">
      <style:text-properties style:text-underline-style="none" officeooo:rsid="002f4526"/>
    </style:style>
    <style:style style:name="T32" style:family="text">
      <style:text-properties officeooo:rsid="000f9833"/>
    </style:style>
    <style:style style:name="T33" style:family="text">
      <style:text-properties officeooo:rsid="001de151"/>
    </style:style>
    <style:style style:name="T34" style:family="text">
      <style:text-properties officeooo:rsid="001aa805"/>
    </style:style>
    <style:style style:name="T35" style:family="text">
      <style:text-properties officeooo:rsid="001e9cdb"/>
    </style:style>
    <style:style style:name="T36" style:family="text">
      <style:text-properties officeooo:rsid="0017e1e4"/>
    </style:style>
    <style:style style:name="T37" style:family="text">
      <style:text-properties officeooo:rsid="002b0a2c"/>
    </style:style>
    <style:style style:name="T38" style:family="text">
      <style:text-properties fo:font-weight="normal" style:font-weight-asian="normal" style:font-weight-complex="normal"/>
    </style:style>
    <style:style style:name="T39" style:family="text">
      <style:text-properties fo:font-weight="normal" officeooo:rsid="002ff74c" style:font-weight-asian="normal" style:font-weight-complex="normal"/>
    </style:style>
    <style:style style:name="T40" style:family="text">
      <style:text-properties fo:font-weight="normal" officeooo:rsid="002f4526" style:font-weight-asian="normal" style:font-weight-complex="normal"/>
    </style:style>
    <style:style style:name="T41" style:family="text">
      <style:text-properties fo:font-weight="normal" officeooo:rsid="0031534e" style:font-weight-asian="normal" style:font-weight-complex="normal"/>
    </style:style>
    <style:style style:name="T42" style:family="text">
      <style:text-properties officeooo:rsid="0012e6dd"/>
    </style:style>
    <style:style style:name="T43" style:family="text">
      <style:text-properties officeooo:rsid="001309cd"/>
    </style:style>
    <style:style style:name="T44" style:family="text">
      <style:text-properties fo:font-size="12pt"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300108" style:font-size-asian="12pt" style:font-weight-asian="bold" style:font-size-complex="12pt" style:font-weight-complex="bold"/>
    </style:style>
    <style:style style:name="T47" style:family="text">
      <style:text-properties fo:font-size="12pt" fo:font-weight="bold" officeooo:rsid="001309cd" style:font-size-asian="12pt" style:font-weight-asian="bold" style:font-size-complex="12pt" style:font-weight-complex="bold"/>
    </style:style>
    <style:style style:name="T48" style:family="text">
      <style:text-properties fo:font-size="12pt" style:text-underline-style="none" fo:font-weight="normal" officeooo:rsid="00110966" style:font-size-asian="12pt" style:font-weight-asian="normal" style:font-size-complex="12pt" style:font-weight-complex="normal"/>
    </style:style>
    <style:style style:name="T49" style:family="text">
      <style:text-properties fo:font-size="12pt" style:text-underline-style="none" fo:font-weight="normal" officeooo:rsid="00300108" style:font-size-asian="12pt" style:font-weight-asian="normal" style:font-size-complex="12pt" style:font-weight-complex="normal"/>
    </style:style>
    <style:style style:name="T50" style:family="text">
      <style:text-properties fo:font-size="12pt" style:text-underline-style="none" fo:font-weight="bold" officeooo:rsid="00110966" style:font-size-asian="12pt" style:font-weight-asian="bold" style:font-size-complex="12pt" style:font-weight-complex="bold"/>
    </style:style>
    <style:style style:name="T51" style:family="text">
      <style:text-properties fo:font-size="12pt" style:text-underline-style="none" fo:font-weight="bold" officeooo:rsid="00300108" style:font-size-asian="12pt" style:font-weight-asian="bold" style:font-size-complex="12pt" style:font-weight-complex="bold"/>
    </style:style>
    <style:style style:name="T52" style:family="text">
      <style:text-properties officeooo:rsid="00110966"/>
    </style:style>
    <style:style style:name="T53" style:family="text">
      <style:text-properties fo:font-weight="bold" style:font-weight-asian="bold" style:font-weight-complex="bold"/>
    </style:style>
    <style:style style:name="T54" style:family="text">
      <style:text-properties officeooo:rsid="0009eb34"/>
    </style:style>
    <style:style style:name="T55" style:family="text">
      <style:text-properties officeooo:rsid="000bd2f3"/>
    </style:style>
    <style:style style:name="T56" style:family="text">
      <style:text-properties officeooo:rsid="000b4e58"/>
    </style:style>
    <style:style style:name="T57" style:family="text">
      <style:text-properties officeooo:rsid="002c700d"/>
    </style:style>
    <style:style style:name="T58" style:family="text">
      <style:text-properties style:font-name="Liberation Serif1"/>
    </style:style>
    <style:style style:name="T59" style:family="text">
      <style:text-properties style:font-name="Liberation Serif1" style:text-underline-style="none" fo:font-weight="normal" officeooo:rsid="003075da" style:font-weight-asian="normal" style:font-weight-complex="normal"/>
    </style:style>
    <style:style style:name="T60" style:family="text">
      <style:text-properties style:font-name="Liberation Serif1" style:text-underline-style="none" officeooo:rsid="003075da"/>
    </style:style>
    <style:style style:name="T61" style:family="text">
      <style:text-properties style:font-name="Liberation Serif1" style:text-underline-style="none" fo:font-weight="bold" officeooo:rsid="000f9833" style:font-weight-asian="bold" style:font-weight-complex="bold"/>
    </style:style>
    <style:style style:name="T62" style:family="text">
      <style:text-properties style:font-name="Liberation Serif1" style:text-underline-style="none" fo:font-weight="bold" officeooo:rsid="003075da" style:font-weight-asian="bold" style:font-weight-complex="bold"/>
    </style:style>
    <style:style style:name="T63" style:family="text">
      <style:text-properties style:font-name="Liberation Serif1" fo:font-weight="bold" officeooo:rsid="003075da" style:font-weight-asian="bold" style:font-weight-complex="bold"/>
    </style:style>
    <style:style style:name="T64" style:family="text">
      <style:text-properties style:font-name="Liberation Serif1" officeooo:rsid="003075da"/>
    </style:style>
    <style:style style:name="T65" style:family="text">
      <style:text-properties fo:font-size="10pt" style:font-size-asian="10pt" style:font-size-complex="10pt"/>
    </style:style>
    <style:style style:name="T66" style:family="text">
      <style:text-properties fo:font-size="10pt" style:text-underline-style="none" officeooo:rsid="0017e1e4" style:font-size-asian="10pt" style:font-size-complex="10pt"/>
    </style:style>
    <style:style style:name="T67" style:family="text">
      <style:text-properties fo:font-size="10pt" style:text-underline-style="none" officeooo:rsid="002a4e2b" style:font-size-asian="10pt" style:font-size-complex="10pt"/>
    </style:style>
    <style:style style:name="T68" style:family="text">
      <style:text-properties fo:font-size="10pt" style:text-underline-style="none" officeooo:rsid="0014b5c5" style:font-size-asian="10pt" style:font-size-complex="10pt"/>
    </style:style>
    <style:style style:name="T69" style:family="text">
      <style:text-properties fo:font-size="10pt" fo:font-style="normal" style:text-underline-style="none" officeooo:rsid="0014b5c5" style:font-size-asian="10pt" style:font-style-asian="normal" style:font-size-complex="10pt" style:font-style-complex="normal"/>
    </style:style>
    <style:style style:name="T70" style:family="text">
      <style:text-properties style:font-name="Courier 10 Pitch" fo:font-size="10pt" style:font-size-asian="10pt" style:font-size-complex="10pt"/>
    </style:style>
    <style:style style:name="T71" style:family="text">
      <style:text-properties style:font-name="Courier 10 Pitch" fo:font-size="10pt" officeooo:rsid="00289a67" style:font-size-asian="10pt" style:font-size-complex="10pt"/>
    </style:style>
    <style:style style:name="T72" style:family="text">
      <style:text-properties style:font-name="Courier 10 Pitch" fo:font-size="10pt" officeooo:rsid="0017e1e4" style:font-size-asian="10pt" style:font-size-complex="10pt"/>
    </style:style>
    <style:style style:name="T73" style:family="text">
      <style:text-properties style:font-name="Courier 10 Pitch" fo:font-size="10pt" fo:font-weight="normal" style:font-size-asian="10pt" style:font-weight-asian="normal" style:font-size-complex="10pt" style:font-weight-complex="normal"/>
    </style:style>
    <style:style style:name="T74" style:family="text">
      <style:text-properties style:font-name="Courier 10 Pitch" fo:font-size="10pt" fo:font-weight="normal" officeooo:rsid="002c700d" style:font-size-asian="10pt" style:font-weight-asian="normal" style:font-size-complex="10pt" style:font-weight-complex="normal"/>
    </style:style>
    <style:style style:name="T75" style:family="text">
      <style:text-properties style:font-name="Courier 10 Pitch" fo:font-size="10pt" style:text-underline-style="none" fo:font-weight="normal" officeooo:rsid="0017e1e4" style:font-size-asian="10pt" style:font-weight-asian="normal" style:font-size-complex="10pt" style:font-weight-complex="normal"/>
    </style:style>
    <style:style style:name="T76" style:family="text">
      <style:text-properties officeooo:rsid="00300108"/>
    </style:style>
    <style:style style:name="T77" style:family="text">
      <style:text-properties officeooo:rsid="0014b5c5"/>
    </style:style>
    <style:style style:name="T78" style:family="text">
      <style:text-properties officeooo:rsid="003153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cket Capture Project</text:p>
      <text:p text:style-name="P4"/>
      <text:p text:style-name="P6">Aim: <text:s/></text:p>
      <text:p text:style-name="P5">To create a packet capture app using Javascript, adding more functionality as it progresses, <text:span text:style-name="T1">in order to have an in-house packet capture app that can be editted quickly to fit any opportunity the LEWT teams find to exploit.</text:span></text:p>
      <text:p text:style-name="P4"/>
      <text:p text:style-name="P7">Goals:</text:p>
      <text:p text:style-name="P18"><text:span text:style-name="T3">1</text:span>. <text:s/>Create a packet capture app</text:p>
      <text:p text:style-name="P19">2. <text:s/>Learn Javascript <text:span text:style-name="T4">for front end</text:span></text:p>
      <text:p text:style-name="P21">3. <text:s/>Learn Python for back end</text:p>
      <text:p text:style-name="P19"><text:span text:style-name="T4">4</text:span>. <text:s/>Learn how to use Git repositories effectively.</text:p>
      <text:p text:style-name="P19"/>
      <text:p text:style-name="P8">Phases:</text:p>
      <text:p text:style-name="P20">Phase 1. <text:s/><text:span text:style-name="T4">Build a Raspberry Pi from scratch and get it running Kismet.</text:span></text:p>
      <text:p text:style-name="P21">Phase 2. <text:s/>Get a Flask server up and running, feed it the output from the Pi, and get it to return it as a JSON object.</text:p>
      <text:p text:style-name="P21">Phase 3. <text:s/>Write a python script to interact with the device through ssh, switching it on/off, enabling monitor mode etc.</text:p>
      <text:p text:style-name="P20"><text:span text:style-name="T4">Phase 4. <text:s/></text:span>Create a JS app outputting packet capture. <text:s/><text:span text:style-name="T2">App should build upon previous phases, put card in monitor mode etc</text:span></text:p>
      <text:p text:style-name="P22">Phase <text:span text:style-name="T4">5</text:span>. <text:s/><text:span text:style-name="T3">Add the following functionality. <text:s/>Listing interfaces. <text:s/>Changing modes. <text:s/>Start/Stop capture.</text:span></text:p>
      <text:p text:style-name="P23"/>
      <text:p text:style-name="P23"/>
      <text:p text:style-name="P76">Phase 1:</text:p>
      <text:p text:style-name="P24">The first thing to do is to <text:span text:style-name="T5">setup the git repo for this project. <text:s/>As well as this file, which will serve as a log and hopefully guide, I will include a basic html, py and js files to build upon. <text:s/>This will probably change as my understanding of the scope and requirements evolves over time.</text:span></text:p>
      <text:p text:style-name="P24"/>
      <text:p text:style-name="P25">With the repo created, the next thing to do is to ge the Raspberry Pi up and running kismet. <text:s/>I downloaded the raspbian lite and flashed it using Etcher. <text:s/>To get this Pi running Kismet, I’ve given it a GPS puck and an external wifi card.</text:p>
      <text:p text:style-name="P25"/>
      <text:p text:style-name="P25">To get this pi working the first thing I need to do is to feed it my wifi SSID and psk so it can access the internet. <text:s/><text:span text:style-name="T6">The easiest way to do this is to add them directly into the WPA supplicant file <text:s/>through the command line (CLI).</text:span></text:p>
      <text:p text:style-name="P61">$sudo nano /etc/wpa_supplicant/wpa_supplicant.conf</text:p>
      <text:p text:style-name="P26"/>
      <text:p text:style-name="P26">Go to the bottom of the file and add the following:</text:p>
      <text:p text:style-name="P61">network={</text:p>
      <text:p text:style-name="P61"><text:tab/>ssid=”YOURSSID”</text:p>
      <text:p text:style-name="P61"><text:tab/>psk=”YOURPASSWORD”</text:p>
      <text:p text:style-name="P61">}</text:p>
      <text:p text:style-name="P26"/>
      <text:p text:style-name="P26">Save the changes and exit nano. <text:s/>Once you’re back on the CLI, ping an IP address to check you are now connected to the internet (8.8.8.8, the IP address for google is best). <text:s/>If this doesn’t work first time, you may need to reboot the device.</text:p>
      <text:p text:style-name="P26">If you’re having issues with this, check the official pi guide here:</text:p>
      <text:p text:style-name="P1"><text:span text:style-name="T58">https://www.raspberrypi.org/documentation/configuration/wireless/wireless-cli.md</text:span></text:p>
      <text:p text:style-name="P26"/>
      <text:p text:style-name="P26">Now you’ve confirmed the pi is connected to the internet, you can now update everything on it to the latest versions by running<text:line-break/><text:span text:style-name="T70">$sudo apt update &amp;&amp; sudo apt upgrade &amp;&amp; sudo reboot</text:span></text:p>
      <text:p text:style-name="P27"/>
      <text:p text:style-name="P27">When this is done and the device has reset, <text:span text:style-name="T7">it’s time to secure the device by changing the default login and deleteing the default Pi. <text:s/>To do this you need to have superuser privileges, so we must create a su shell with the command:</text:span></text:p>
      <text:p text:style-name="P62">$sudo su</text:p>
      <text:p text:style-name="P28"/>
      <text:p text:style-name="P28">To create the <text:span text:style-name="T8">new user use the command:</text:span></text:p>
      <text:p text:style-name="P63">#adduser NEWUSERNAME</text:p>
      <text:p text:style-name="P29"/>
      <text:p text:style-name="P29">Enter your new password, and ignore the other values. <text:s/><text:span text:style-name="T9">Once the prompt returns, add the new user to the superuser permissions list with:<text:line-break/></text:span><text:span text:style-name="T71">#adduser NEWUSERNAME sudo</text:span></text:p>
      <text:p text:style-name="P29"/>
      <text:p text:style-name="P29">Once this is done, exit the shell, logout of pi and login with your new user. Now you will be able to delete the default pi login. <text:s/>Enter the su shell again, and enter the following command to delete the username and home directory:<text:line-break/><text:span text:style-name="T70">#</text:span><text:span text:style-name="T71">deluser -remove-home pi</text:span></text:p>
      <text:p text:style-name="P30"/>
      <text:p text:style-name="P30">Exit the shell again, <text:span text:style-name="T10">and now you’re now ready to install Kismet and all of the associaterd apps needed to get it running.</text:span></text:p>
      <text:p text:style-name="P30"/>
      <text:p text:style-name="P9"><text:span text:style-name="T32">1. <text:s/></text:span>Installing Kismet <text:span text:style-name="T33">on the Pi</text:span>.</text:p>
      <text:p text:style-name="P9"><text:soft-page-break/></text:p>
      <text:p text:style-name="P43"><text:span text:style-name="T32">1.1 <text:s/></text:span>Install GPSD &amp; clients.</text:p>
      <text:p text:style-name="P57"><text:span text:style-name="T54">This will download the GPS Daemon and necessary clients to get anything out of the GPS puck.</text:span></text:p>
      <text:p text:style-name="P64"><text:span text:style-name="T36">$ </text:span>sudo apt install gpsd <text:span text:style-name="T54">&amp;&amp; sudo apt install gpsd-clients</text:span></text:p>
      <text:p text:style-name="P48"/>
      <text:p text:style-name="P42"><text:span text:style-name="T32">1.2 <text:s/></text:span>Install Aircrack-NG.</text:p>
      <text:p text:style-name="P57"><text:span text:style-name="T55">This is a suite of wifi analysis tools, needed for wifi monitoring and packet capture.</text:span></text:p>
      <text:p text:style-name="P64"><text:span text:style-name="T36">$ </text:span>sudo apt install <text:span text:style-name="T56">aircrack-ng</text:span></text:p>
      <text:p text:style-name="P41"/>
      <text:p text:style-name="P44">1.3 <text:s/>Install Git.</text:p>
      <text:p text:style-name="P50"><text:span text:style-name="T34">This will install a program that will pull down the latest GISKismet files from the Git repository.</text:span></text:p>
      <text:p text:style-name="P65">$ sudo apt install git</text:p>
      <text:p text:style-name="P49"/>
      <text:p text:style-name="P42"><text:span text:style-name="T32">1.4 <text:s/></text:span>Git clone G<text:span text:style-name="T35">isk</text:span>ismet.</text:p>
      <text:p text:style-name="P52">This is a necessary tool to help translate the kismet .netxml output file into something that google earth can put onto a map.</text:p>
      <text:p text:style-name="P66"><text:span text:style-name="T36">$ git clone https://github.com/xtr4nge/giskismet</text:span></text:p>
      <text:p text:style-name="P51"/>
      <text:p text:style-name="P53"><text:span text:style-name="T56">Follow the install file’s instructions at https://github.com/xtr4nge/giskismet/blob/master/INSTALL.txt</text:span></text:p>
      <text:p text:style-name="P67"><text:span text:style-name="T56">$ </text:span>cd giskismet</text:p>
      <text:p text:style-name="P67">$ perl Makefile.PL</text:p>
      <text:p text:style-name="P67">$ cd</text:p>
      <text:p text:style-name="P68"/>
      <text:p text:style-name="P42"><text:span text:style-name="T32">1.5 <text:s/></text:span>Install Kismet.</text:p>
      <text:p text:style-name="P49"><text:span text:style-name="T37">First you will need to install the dependencies.</text:span></text:p>
      <text:p text:style-name="P66"><text:span text:style-name="T37">$ sudo apt install build-essential git libmicrohttpd-dev zlib1g-dev libnl-3-dev libnl-genl-3-dev libcap-dev libpcap-dev libncurses5-dev libnm-dev libdw-dev libsqlite3-dev</text:span></text:p>
      <text:p text:style-name="P54"/>
      <text:p text:style-name="P54"><text:span text:style-name="T57">Now you are ready to clone kismet from their website. <text:s/>Do not use the apt install function as <text:s/>it will install an older version.</text:span></text:p>
      <text:p text:style-name="P2"><text:span text:style-name="T74">$git clone </text:span><text:a xlink:type="simple" xlink:href="https://www.kismetwireless.net/git/kismet.git" text:style-name="Internet_20_link" text:visited-style-name="Visited_20_Internet_20_Link"><text:span text:style-name="T74">https://www.kismetwireless.net/git/kismet.git</text:span></text:a></text:p>
      <text:p text:style-name="P55"/>
      <text:p text:style-name="P55">The next step is to configure and install kismet.</text:p>
      <text:p text:style-name="P69">$cd kismet</text:p>
      <text:p text:style-name="P45"><text:span text:style-name="T73">$./ configure</text:span> - <text:span text:style-name="T38">wait for this to finish</text:span></text:p>
      <text:p text:style-name="P45"><text:span text:style-name="T73">$make - </text:span><text:span text:style-name="T38">This will also take some time, go for a brew.</text:span></text:p>
      <text:p text:style-name="P45"><text:span text:style-name="T73">$sudo make suidinstall</text:span><text:span text:style-name="T38"> - Go have another brew</text:span></text:p>
      <text:p text:style-name="P45"><text:span text:style-name="T38"/></text:p>
      <text:p text:style-name="P56">Now that it is installed, you need to bee able to access it</text:p>
      <text:p text:style-name="P70">$sudo usermod -a -G kismet USERNAME</text:p>
      <text:p text:style-name="P46"><text:span text:style-name="T38"/></text:p>
      <text:p text:style-name="P46"><text:span text:style-name="T38">You’</text:span><text:span text:style-name="T40">re</text:span><text:span text:style-name="T38"> now </text:span><text:span text:style-name="T40">all set, you just need </text:span><text:span text:style-name="T38">to logout and log back in to ensure you’ve been added to the kismet group. <text:s/>Enter the following to double check:</text:span></text:p>
      <text:p text:style-name="P70">$groups</text:p>
      <text:p text:style-name="P49"/>
      <text:p text:style-name="P10"/>
      <text:p text:style-name="P77">2. <text:s/>Istalling Google Earth <text:span text:style-name="T33">on the Laptop</text:span>.</text:p>
      <text:p text:style-name="P39"><text:span text:style-name="T76">2.1 Install support packages.</text:span></text:p>
      <text:p text:style-name="P32">Check of your device is 32-bit or 64-bit. <text:span text:style-name="T42">For Ubuntu open settings and scroll to the bottom to Details.</text:span></text:p>
      <text:p text:style-name="P33">- For 32-bit machines: <text:s/><text:span text:style-name="T72">$ </text:span><text:span text:style-name="T70">sudo apt install lsb-core</text:span></text:p>
      <text:p text:style-name="P53"><text:span text:style-name="T22">- </text:span><text:span text:style-name="T23">For 64-bit machines: <text:s/></text:span><text:span text:style-name="T75">$ </text:span><text:span text:style-name="T73">sudo apt install libc6-i386 libglib2.0-0:i386 libsm6:i386 \</text:span><text:bookmark text:name="line-2"/><text:span text:style-name="T73"> libglu1-mesa:i386 libgl1-mesa-glx:i386 libxext6:i386 \</text:span><text:bookmark text:name="line-3"/><text:span text:style-name="T73"> libxrender1:i386 libx11-6:i386 libfontconfig1:i386 lsb-core</text:span></text:p>
      <text:p text:style-name="P79"><text:line-break/><text:span text:style-name="T42">This will install the Linux Standard Base core support packages and a few extra libraries that Google Earth will rely on to run.</text:span></text:p>
      <text:p text:style-name="P79"><text:span text:style-name="T45">2.</text:span><text:span text:style-name="T46">2</text:span><text:span text:style-name="T45"> <text:s/></text:span><text:span text:style-name="T47">Install Deb installer.</text:span><text:span text:style-name="T43"><text:line-break/></text:span><text:span text:style-name="T24">This will install deb packages and resolving dependencies in the process. <text:s/>This will allow you to install Google Earth.<text:line-break/></text:span><text:span text:style-name="T75">$ sudo apt install gdebi</text:span></text:p>
      <text:p text:style-name="P59"><text:span text:style-name="T50">2.</text:span><text:span text:style-name="T51">3</text:span><text:span text:style-name="T50"> <text:s/>Download </text:span><text:span text:style-name="T51">Google Earth.</text:span><text:span text:style-name="T49"><text:line-break/>Download </text:span><text:span text:style-name="T48">the correct version for your machine at:</text:span></text:p>
      <text:p text:style-name="P31"><text:span text:style-name="T44">https:</text:span>//www.google.com/earth/download/gep/agree.html</text:p>
      <text:p text:style-name="P11"/>
      <text:p text:style-name="P34"><text:span text:style-name="T76">Follow the installation guide and run </text:span>it <text:span text:style-name="T76">to ensure it works.</text:span></text:p>
      <text:p text:style-name="P35"/>
      <text:p text:style-name="P12"><text:span text:style-name="T52">3. <text:s/></text:span>Configuring Kismet <text:span text:style-name="T33">on the Pi</text:span>.</text:p>
      <text:p text:style-name="P38"><text:span text:style-name="T53">3.1 Enable the GPS Puck.</text:span><text:line-break/><text:span text:style-name="T77">This will bring up the UI for GPSmon. <text:s/>You will know it is working correctly if it shows a readout for Northings and Eastings at the top of the screen. <text:s/>This also points the GPS daemon at the right usb port. <text:s/>The GPS puck should always be in the top right of the USB ports, which provides the most power.</text:span></text:p>
      <text:p text:style-name="P75"><text:span text:style-name="T66">$ </text:span><text:span text:style-name="T67">sudo </text:span><text:span text:style-name="T68">gpsmon </text:span><text:span text:style-name="T69">/dev/ttyUSB0</text:span></text:p>
      <text:p text:style-name="P37"/>
      <text:p text:style-name="P40">3.2 <text:span text:style-name="T78">Record the IP address of the device.</text:span></text:p>
      <text:p text:style-name="P71"><text:span text:style-name="T27">$ </text:span><text:span text:style-name="T28">i</text:span><text:span text:style-name="T11">fconfig</text:span></text:p>
      <text:p text:style-name="P13"><text:span text:style-name="T12"><text:line-break/>This will bring up the </text:span><text:span text:style-name="T15">config details of the internet interfaces. <text:s/></text:span><text:span text:style-name="T16">Make sure you identify the correct wifi card’s name, </text:span><text:span text:style-name="T14">and make a note of the IP address. <text:s/></text:span><text:span text:style-name="T17">At this point, make a note of the IP address of the wifi device, so you will be able to open a Secure S</text:span><text:span text:style-name="T18">h</text:span><text:span text:style-name="T17">ell (SSH) through it later. <text:s/></text:span><text:span text:style-name="T25">Once you’ve done this, you’ll have to reboot the device so that the GPS daemon stops using the puck without killing the process that makes it forget where the puck is.</text:span></text:p>
      <text:p text:style-name="P72"><text:span text:style-name="T27">$ </text:span><text:span text:style-name="T11">sudo reboot now</text:span></text:p>
      <text:p text:style-name="P36"/>
      <text:p text:style-name="P16"/>
      <text:p text:style-name="P78">4. <text:s/>Using Kismet.</text:p>
      <text:p text:style-name="P58"><text:span text:style-name="T27">This will bring the wifi card down and set it to monitor mode before bringing it back up so that it can begin monitoring.</text:span></text:p>
      <text:p text:style-name="P73"><text:span text:style-name="T27">$ </text:span><text:span text:style-name="T29">sudo ip l s wlan1 down</text:span></text:p>
      <text:p text:style-name="P74"><text:span text:style-name="T11">$ sudo iw dev wlan1 set type monitor</text:span></text:p>
      <text:p text:style-name="P74"><text:span text:style-name="T11">$ sudo ip </text:span><text:span text:style-name="T31">l s </text:span><text:span text:style-name="T11">wlan1 up</text:span></text:p>
      <text:p text:style-name="P47"><text:span text:style-name="T26"><text:line-break/></text:span><text:span text:style-name="T38">The last thing to do to is </text:span><text:span text:style-name="T41">run kismet, pointing it </text:span><text:span text:style-name="T38">at the </text:span><text:span text:style-name="T39">network </text:span><text:span text:style-name="T41">device that’s in monitor mode</text:span><text:span text:style-name="T39">, which we’ve already set as wlan1.</text:span></text:p>
      <text:p text:style-name="P60"><text:span text:style-name="T65">$kismet -c wlan1</text:span></text:p>
      <text:p text:style-name="P60"><text:span text:style-name="T64"/></text:p>
      <text:p text:style-name="P60"><text:span text:style-name="T64">The first time you run kismet, it will generate a random password for the web interface, which can be in the file </text:span><text:span text:style-name="T63">~/.kismet/kismet_httpd.conf</text:span></text:p>
      <text:p text:style-name="P3"><text:span text:style-name="T59">On your laptop, open your browser and the following into the address bar to </text:span><text:span text:style-name="T62">https://localhost:2501</text:span></text:p>
      <text:p text:style-name="P14"><text:span text:style-name="T13">There will be a few points of basic configuration, but you will now have access to all of the data </text:span><text:span text:style-name="T25">being </text:span><text:span text:style-name="T13">captured by Kism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0:24:28.226456927</meta:creation-date>
    <dc:date>2018-02-14T17:39:18.159315205</dc:date>
    <meta:editing-duration>PT1H11M20S</meta:editing-duration>
    <meta:editing-cycles>10</meta:editing-cycles>
    <meta:generator>LibreOffice/5.1.6.2$Linux_X86_64 LibreOffice_project/10m0$Build-2</meta:generator>
    <meta:document-statistic meta:table-count="0" meta:image-count="0" meta:object-count="0" meta:page-count="5" meta:paragraph-count="93" meta:word-count="1298" meta:character-count="7504" meta:non-whitespace-character-count="6245"/>
  </office:meta>
</office:document-meta>
</file>